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082cm" fo:min-width="1.704cm" draw:shadow="visible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7.923cm"/>
    </style:style>
    <style:style style:name="gr8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9.357cm" svg:y="1.797cm">
          <text:p text:style-name="P1"><text:span text:style-name="T1">picoVers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2.105cm" svg:y="1.2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1.339cm" svg:y1="1.797cm" svg:x2="2.105cm" svg:y2="2.562cm" draw:start-shape="id1" draw:start-glue-point="0" draw:end-shape="id2" draw:end-glue-point="3" svg:d="M11339 1797v-798h-10123v1563h889" svg:viewBox="0 0 10124 1564">
          <text:p/>
        </draw:connector>
        <draw:connector draw:style-name="gr4" draw:text-style-name="P1" draw:layer="layout" svg:x1="9.342cm" svg:y1="7.084cm" svg:x2="9.342cm" svg:y2="5.283cm" draw:start-shape="id3" draw:start-glue-point="0" draw:end-shape="id4" draw:end-glue-point="4" svg:d="M9342 7084v-1801" svg:viewBox="0 0 1 1802">
          <text:p/>
        </draw:connector>
        <draw:custom-shape draw:style-name="gr5" draw:text-style-name="P4" xml:id="id5" draw:id="id5" draw:layer="layout" svg:width="2.204cm" svg:height="1.332cm" svg:x="12.219cm" svg:y="7.092cm">
          <text:p text:style-name="P1"><text:span text:style-name="T1">Debug</text:span></text:p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04cm" svg:height="2.136cm" svg:x="8.24cm" svg:y="7.084cm">
          <text:p text:style-name="P1"><text:span text:style-name="T1">General</text:span></text:p>
          <text:p text:style-name="P1"><text:span text:style-name="T1">Purpose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8.423cm" svg:height="0.381cm" svg:x="7.116cm" svg:y="4.903cm">
          <draw:glue-point draw:id="4" svg:x="-2.357cm" svg:y="5.013cm"/>
          <draw:glue-point draw:id="5" svg:x="2.359cm" svg:y="5.013cm"/>
          <draw:glue-point draw:id="6" svg:x="-4.572cm" svg:y="5.013cm"/>
          <text:p text:style-name="P1"><text:span text:style-name="T2">data b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27cm" svg:y1="4.903cm" svg:x2="11.339cm" svg:y2="3.321cm" draw:start-shape="id4" draw:start-glue-point="0" draw:end-shape="id1" draw:end-glue-point="2" svg:d="M11327 4903v-690h12v-892" svg:viewBox="0 0 13 1583">
          <text:p/>
        </draw:connector>
        <draw:connector draw:style-name="gr8" draw:text-style-name="P1" draw:layer="layout" svg:x1="9.357cm" svg:y1="2.559cm" svg:x2="4.899cm" svg:y2="2.562cm" draw:start-shape="id1" draw:start-glue-point="3" draw:end-shape="id2" draw:end-glue-point="1" svg:d="M9357 2559h-2127v3h-2331" svg:viewBox="0 0 4459 4">
          <text:p/>
        </draw:connector>
        <draw:connector draw:style-name="gr8" draw:text-style-name="P1" draw:layer="layout" svg:x1="13.321cm" svg:y1="7.092cm" svg:x2="13.313cm" svg:y2="5.283cm" draw:start-shape="id5" draw:start-glue-point="0" draw:end-shape="id4" draw:end-glue-point="5" svg:d="M13321 7092v-904h-8v-905" svg:viewBox="0 0 9 1810">
          <text:p/>
        </draw:connector>
        <draw:frame draw:style-name="gr9" draw:text-style-name="P6" draw:layer="layout" svg:width="4.138cm" svg:height="0.798cm" svg:x="5.433cm" svg:y="0.2cm">
          <draw:text-box>
            <text:p><text:span text:style-name="T2">program counter</text:span></text:p>
          </draw:text-box>
        </draw:frame>
        <draw:frame draw:style-name="gr10" draw:text-style-name="P6" draw:layer="layout" svg:width="2.767cm" svg:height="0.798cm" svg:x="5.957cm" svg:y="2.569cm">
          <draw:text-box>
            <text:p><text:span text:style-name="T2">instruction</text:span></text:p>
          </draw:text-box>
        </draw:frame>
        <draw:connector draw:style-name="gr4" draw:text-style-name="P1" draw:layer="layout" draw:line-skew="0.516cm" svg:x1="7.477cm" svg:y1="5.283cm" svg:x2="3.502cm" svg:y2="3.854cm" draw:start-shape="id4" draw:start-glue-point="6" draw:end-shape="id2" draw:end-glue-point="2" svg:d="M7477 5283v1017h-3975v-2446" svg:viewBox="0 0 3976 2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8-10-17T18:04:25.080363245</dc:date>
    <meta:editing-duration>PT4H5M47S</meta:editing-duration>
    <meta:editing-cycles>37</meta:editing-cycles>
    <meta:generator>LibreOffice/5.3.6.1$Linux_X86_64 LibreOffice_project/30$Build-1</meta:generator>
    <meta:document-statistic meta:object-count="13"/>
  </office:meta>
</office:document-meta>
</file>